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9000000301C35CC2A9370EEF8.png" manifest:media-type="image/png"/>
  <manifest:file-entry manifest:full-path="Pictures/10000201000004340000003E37605EC7281012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adbac7" style:font-name="ui-monospace" fo:font-size="9.75pt" fo:letter-spacing="normal" fo:font-style="normal" fo:font-weight="normal" officeooo:rsid="000410d9" officeooo:paragraph-rsid="000410d9"/>
    </style:style>
    <style:style style:name="P2" style:family="paragraph" style:parent-style-name="Standard">
      <style:text-properties officeooo:rsid="00034f8b" officeooo:paragraph-rsid="00034f8b"/>
    </style:style>
    <style:style style:name="P3" style:family="paragraph" style:parent-style-name="Standard">
      <style:text-properties officeooo:paragraph-rsid="00034f8b"/>
    </style:style>
    <style:style style:name="P4" style:family="paragraph" style:parent-style-name="Standard">
      <style:text-properties officeooo:rsid="000410d9" officeooo:paragraph-rsid="000410d9"/>
    </style:style>
    <style:style style:name="T1" style:family="text">
      <style:text-properties officeooo:rsid="00034f8b"/>
    </style:style>
    <style:style style:name="T2" style:family="text">
      <style:text-properties fo:color="#9cdcfe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ce9178" style:font-name="Droid Sans Mono" fo:font-size="10.5pt" fo:font-weight="normal" officeooo:rsid="00034f8b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horprogs/Just-validate" text:style-name="Internet_20_link" text:visited-style-name="Visited_20_Internet_20_Link">https://github.com/horprogs/Just-validate</text:a></text:p>
      <text:p text:style-name="Standard"/>
      <text:p text:style-name="P4">Serve para validar os inputs com predefinições. OBS: O css também é bom para mudar a cor de erros.</text:p>
      <text:p text:style-name="P2">Para instalar basta baixar unzipar e colocar na pasta.</text:p>
      <text:p text:style-name="P2"/>
      <text:p text:style-name="P3"><text:span text:style-name="T1">Importante: É preciso colocar DENTRO DO HTML o script e além disso precisa colocar a propriedade nas tags. A propriedade para ler é </text:span><text:span text:style-name="T2">required</text:span><text:span text:style-name="T3"> </text:span><text:span text:style-name="T2">data-validate-field</text:span><text:span text:style-name="T3">=</text:span><text:span text:style-name="T4">"</text:span><text:span text:style-name="T5">tipo”,</text:span></text:p>
      <text:p text:style-name="P3"><text:span text:style-name="T5"/></text:p>
      <text:p text:style-name="P3"><draw:frame draw:style-name="fr2" draw:name="Image1" text:anchor-type="char" svg:width="17cm" svg:height="0.979cm" draw:z-index="0"><draw:image xlink:href="Pictures/10000201000004340000003E37605EC728101278.png" xlink:type="simple" xlink:show="embed" xlink:actuate="onLoad" loext:mime-type="image/png"/></draw:frame><text:span text:style-name="T5"/></text:p>
      <text:p text:style-name="P4">Depois disso basta chamar a função no script usado com </text:p>
      <text:p text:style-name="P1">new window.JustValidate('.js-form');</text:p>
      <text:p text:style-name="P4">No exemplo irá fazer a validação do formulario com a classe ‘js-form’</text:p>
      <text:p text:style-name="P4"/>
      <text:p text:style-name="P4"><draw:frame draw:style-name="fr1" draw:name="Image2" text:anchor-type="char" svg:x="-2cm" svg:y="0.247cm" svg:width="20.174cm" svg:height="0.639cm" draw:z-index="1"><draw:image xlink:href="Pictures/10000201000005E9000000301C35CC2A9370EE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8:02:48.623493062</meta:creation-date>
    <meta:generator>LibreOffice/6.4.7.2$Linux_X86_64 LibreOffice_project/40$Build-2</meta:generator>
    <dc:date>2021-06-10T18:06:48.347086292</dc:date>
    <meta:editing-duration>PT3M58S</meta:editing-duration>
    <meta:editing-cycles>3</meta:editing-cycles>
    <meta:document-statistic meta:table-count="0" meta:image-count="2" meta:object-count="0" meta:page-count="1" meta:paragraph-count="7" meta:word-count="78" meta:character-count="521" meta:non-whitespace-character-count="449"/>
  </office:meta>
</office:document-meta>
</file>